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How do you display abbreviations and acronyms in HTML?</text:p>
      <text:p text:style-name="Text_20_body">An abbreviation is a shortened form of a word. For example, "Dr" followed by a period, is an abbreviation for the word "doctor".</text:p>
      <text:p text:style-name="Text_20_body">An acronym is a word formed from the initial letters of a phrase, with each letter representing the first letter of a word in that phrase. HTML is an example of an acronym. It stands for HyperText Markup Language.</text:p>
      <text:p text:style-name="Text_20_body">By taking the first letters of each word H, T, M, and L, you get the acronym HTML. They are both very helpful for writing more concise text, especially when they are well-known and easy to understand in a given context.</text:p>
      <text:p text:style-name="Text_20_body">If you need to display abbreviations and acronyms in HTML, the abbreviation element is exactly what you're looking for. You should always explain their full meaning when you use them for the first time. Then you can use the abbreviation element to highlight them and provide more details.</text:p>
      <text:p text:style-name="Text_20_body">Here's an example where you can see a paragraph with the sentence <text:span text:style-name="Source_20_Text">HTML is the foundation of the web</text:span>:</text:p>
      <text:p text:style-name="P1"><text:span text:style-name="Source_20_Text">&lt;p&gt;&lt;abbr&gt;HTML&lt;/abbr&gt; is the foundation of the web.&lt;/p&gt;</text:span></text:p>
      <text:p text:style-name="Text_20_body">The acronym HTML is within an abbreviation element. In the browser, you'll see that nothing has really changed. It still looks like normal text. The abbreviation element is providing helpful context behind the scenes, but users will still see the acronym as normal text.</text:p>
      <text:p text:style-name="Text_20_body">If you want to help users understand what this acronym means, you can show its full form with the <text:span text:style-name="Source_20_Text">title</text:span> attribute.</text:p>
      <text:p text:style-name="Text_20_body">The <text:span text:style-name="Source_20_Text">title</text:span> attribute is optional, but if you decide to include it, it must be a human readable description of the abbreviation, or acronym.</text:p>
      <text:p text:style-name="Text_20_body">Let's take the same example as before, but add the <text:span text:style-name="Source_20_Text">title</text:span> attribute. It will be <text:span text:style-name="Source_20_Text">HyperText Markup Language</text:span>, the expanded form of the acronym:</text:p>
      <text:p text:style-name="P1"><text:span text:style-name="Source_20_Text">&lt;p&gt;&lt;abbr title="HyperText Markup Language"&gt;HTML&lt;/abbr&gt; is the foundation of the web.&lt;/p&gt;</text:span></text:p>
      <text:p text:style-name="Text_20_body">Usually, the style of the abbreviation element will change when you add this attribute. The specific style will depend on the browser. Some browsers may display a dotted underline, while others may convert the contents to small caps, or even assign certain default styles, such us a dotted underline. When the user hovers over the acronym with the mouse, the full form is displayed as a tooltip.</text:p>
      <text:p text:style-name="Text_20_body">While you don't necessarily need to use the abbreviation element for every abbreviation, or acronym on your web page, it's recommended for those that might be unclear and those that might need additional context.</text:p>
      <text:p text:style-name="Text_20_body">You should use your best judgment to find the right balance between information and presentation to avoid cluttering the text while being clear and concis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17T14:58:28.681000000</meta:creation-date>
    <dc:date>2025-03-17T14:58:54.303000000</dc:date>
    <meta:editing-duration>PT26S</meta:editing-duration>
    <meta:editing-cycles>1</meta:editing-cycles>
    <meta:document-statistic meta:table-count="0" meta:image-count="0" meta:object-count="0" meta:page-count="1" meta:paragraph-count="15" meta:word-count="435" meta:character-count="2568" meta:non-whitespace-character-count="2148"/>
    <meta:generator>LibreOffice/7.3.4.2$Windows_X86_64 LibreOffice_project/728fec16bd5f605073805c3c9e7c4212a0120dc5</meta:generator>
  </office:meta>
</office:document-meta>
</file>